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381cm" draw:marker-end="Arrow" draw:marker-end-width="0.508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3.88cm" svg:y1="4.433cm" svg:x2="16.725cm" svg:y2="4.433cm">
          <text:p text:style-name="P2"/>
        </draw:line>
        <draw:line draw:style-name="gr1" draw:text-style-name="P1" draw:layer="layout" svg:x1="3.881cm" svg:y1="6.833cm" svg:x2="16.726cm" svg:y2="6.833cm">
          <text:p text:style-name="P2"/>
        </draw:line>
        <draw:line draw:style-name="gr1" draw:text-style-name="P1" draw:layer="layout" svg:x1="3.882cm" svg:y1="8.578cm" svg:x2="16.727cm" svg:y2="8.578cm">
          <text:p text:style-name="P2"/>
        </draw:line>
        <draw:line draw:style-name="gr1" draw:text-style-name="P1" draw:layer="layout" svg:x1="3.883cm" svg:y1="9.778cm" svg:x2="16.728cm" svg:y2="9.778cm">
          <text:p text:style-name="P2"/>
        </draw:line>
        <draw:line draw:style-name="gr1" draw:text-style-name="P1" draw:layer="layout" svg:x1="3.884cm" svg:y1="10.378cm" svg:x2="16.729cm" svg:y2="10.378cm">
          <text:p text:style-name="P2"/>
        </draw:line>
        <draw:line draw:style-name="gr1" draw:text-style-name="P1" draw:layer="layout" svg:x1="3.885cm" svg:y1="14.123cm" svg:x2="16.73cm" svg:y2="14.123cm">
          <text:p text:style-name="P2"/>
        </draw:line>
        <draw:line draw:style-name="gr1" draw:text-style-name="P1" draw:layer="layout" svg:x1="3.886cm" svg:y1="16.513cm" svg:x2="16.731cm" svg:y2="16.513cm">
          <text:p text:style-name="P2"/>
        </draw:line>
        <draw:line draw:style-name="gr1" draw:text-style-name="P1" draw:layer="layout" svg:x1="3.887cm" svg:y1="18.313cm" svg:x2="16.732cm" svg:y2="18.313cm">
          <text:p text:style-name="P2"/>
        </draw:line>
        <draw:line draw:style-name="gr1" draw:text-style-name="P1" draw:layer="layout" svg:x1="3.888cm" svg:y1="19.558cm" svg:x2="16.733cm" svg:y2="19.558cm">
          <text:p text:style-name="P2"/>
        </draw:line>
        <draw:line draw:style-name="gr1" draw:text-style-name="P1" draw:layer="layout" svg:x1="3.889cm" svg:y1="20.103cm" svg:x2="16.734cm" svg:y2="20.103cm">
          <text:p text:style-name="P2"/>
        </draw:line>
        <draw:line draw:style-name="gr1" draw:text-style-name="P1" draw:layer="layout" svg:x1="3.89cm" svg:y1="22.973cm" svg:x2="16.735cm" svg:y2="22.973cm">
          <text:p text:style-name="P2"/>
        </draw:line>
        <draw:line draw:style-name="gr2" draw:text-style-name="P1" draw:layer="layout" svg:x1="15.291cm" svg:y1="16.478cm" svg:x2="15.287cm" svg:y2="4.387cm">
          <text:p text:style-name="P2"/>
        </draw:line>
        <draw:line draw:style-name="gr2" draw:text-style-name="P1" draw:layer="layout" svg:x1="14.201cm" svg:y1="18.309cm" svg:x2="14.197cm" svg:y2="6.833cm">
          <text:p text:style-name="P2"/>
        </draw:line>
        <draw:line draw:style-name="gr2" draw:text-style-name="P1" draw:layer="layout" svg:x1="13.011cm" svg:y1="19.534cm" svg:x2="13.007cm" svg:y2="8.578cm">
          <text:p text:style-name="P2"/>
        </draw:line>
        <draw:line draw:style-name="gr2" draw:text-style-name="P1" draw:layer="layout" svg:x1="11.911cm" svg:y1="20.119cm" svg:x2="11.907cm" svg:y2="9.778cm">
          <text:p text:style-name="P2"/>
        </draw:line>
        <draw:line draw:style-name="gr2" draw:text-style-name="P1" draw:layer="layout" svg:x1="9.611cm" svg:y1="19.52cm" svg:x2="9.611cm" svg:y2="10.378cm">
          <text:p text:style-name="P2"/>
        </draw:line>
        <draw:line draw:style-name="gr2" draw:text-style-name="P1" draw:layer="layout" svg:x1="8.511cm" svg:y1="18.32cm" svg:x2="8.507cm" svg:y2="9.778cm">
          <text:p text:style-name="P2"/>
        </draw:line>
        <draw:line draw:style-name="gr2" draw:text-style-name="P1" draw:layer="layout" svg:x1="7.311cm" svg:y1="16.52cm" svg:x2="7.302cm" svg:y2="8.56cm">
          <text:p text:style-name="P2"/>
        </draw:line>
        <draw:line draw:style-name="gr2" draw:text-style-name="P1" draw:layer="layout" svg:x1="6.111cm" svg:y1="14.12cm" svg:x2="6.107cm" svg:y2="6.833cm">
          <text:p text:style-name="P2"/>
        </draw:line>
        <draw:line draw:style-name="gr1" draw:text-style-name="P1" draw:layer="layout" svg:x1="7.315cm" svg:y1="21.858cm" svg:x2="7.311cm" svg:y2="22.974cm">
          <text:p text:style-name="P2"/>
        </draw:line>
        <draw:line draw:style-name="gr1" draw:text-style-name="P1" draw:layer="layout" svg:x1="6.154cm" svg:y1="22.286cm" svg:x2="6.159cm" svg:y2="22.975cm">
          <text:p text:style-name="P2"/>
        </draw:line>
        <draw:line draw:style-name="gr1" draw:text-style-name="P1" draw:layer="layout" svg:x1="8.524cm" svg:y1="22.2cm" svg:x2="8.535cm" svg:y2="22.976cm">
          <text:p text:style-name="P2"/>
        </draw:line>
        <draw:line draw:style-name="gr1" draw:text-style-name="P1" draw:layer="layout" svg:x1="4.981cm" svg:y1="22.738cm" svg:x2="4.992cm" svg:y2="22.976cm">
          <text:p text:style-name="P2"/>
        </draw:line>
        <draw:line draw:style-name="gr1" draw:text-style-name="P1" draw:layer="layout" svg:x1="9.672cm" svg:y1="22.371cm" svg:x2="9.669cm" svg:y2="22.976cm">
          <text:p text:style-name="P2"/>
        </draw:line>
        <draw:line draw:style-name="gr1" draw:text-style-name="P1" draw:layer="layout" svg:x1="11.906cm" svg:y1="22.164cm" svg:x2="11.91cm" svg:y2="22.977cm">
          <text:p text:style-name="P2"/>
        </draw:line>
        <draw:line draw:style-name="gr1" draw:text-style-name="P1" draw:layer="layout" svg:x1="13.066cm" svg:y1="21.822cm" svg:x2="13.074cm" svg:y2="22.978cm">
          <text:p text:style-name="P2"/>
        </draw:line>
        <draw:line draw:style-name="gr1" draw:text-style-name="P1" draw:layer="layout" svg:x1="14.266cm" svg:y1="21.822cm" svg:x2="14.274cm" svg:y2="22.978cm">
          <text:p text:style-name="P2"/>
        </draw:line>
        <draw:line draw:style-name="gr1" draw:text-style-name="P1" draw:layer="layout" svg:x1="15.325cm" svg:y1="22.298cm" svg:x2="15.326cm" svg:y2="22.978cm">
          <text:p text:style-name="P2"/>
        </draw:line>
        <draw:line draw:style-name="gr1" draw:text-style-name="P1" draw:layer="layout" svg:x1="16.498cm" svg:y1="22.579cm" svg:x2="16.487cm" svg:y2="22.978cm">
          <text:p text:style-name="P2"/>
        </draw:line>
        <draw:frame draw:style-name="gr3" draw:layer="layout" svg:width="0.925cm" svg:height="0.962cm" svg:x="6.88cm" svg:y="20.409cm">
          <draw:text-box>
            <text:p text:style-name="P2">P</text:p>
          </draw:text-box>
        </draw:frame>
        <draw:frame draw:style-name="gr3" draw:layer="layout" svg:width="0.959cm" svg:height="0.962cm" svg:x="13.881cm" svg:y="20.409cm">
          <draw:text-box>
            <text:p text:style-name="P2">R</text:p>
          </draw:text-box>
        </draw:frame>
        <draw:line draw:style-name="gr4" draw:text-style-name="P1" draw:layer="layout" svg:x1="8.91cm" svg:y1="24.277cm" svg:x2="13.16cm" svg:y2="24.277cm">
          <text:p text:style-name="P2"/>
        </draw:line>
        <draw:frame draw:style-name="gr3" draw:layer="layout" svg:width="2.517cm" svg:height="0.962cm" svg:x="9.616cm" svg:y="24.371cm">
          <draw:text-box>
            <text:p text:style-name="P2">Energy</text:p>
          </draw:text-box>
        </draw:frame>
        <draw:line draw:style-name="gr5" draw:text-style-name="P1" draw:layer="layout" svg:x1="1.661cm" svg:y1="20.125cm" svg:x2="1.661cm" svg:y2="5.992cm">
          <text:p text:style-name="P2"/>
        </draw:line>
        <draw:frame draw:style-name="gr3" draw:layer="layout" svg:width="2.517cm" svg:height="0.962cm" draw:transform="rotate (1.5699236621686) translate (0.361cm 14.803cm)">
          <draw:text-box>
            <text:p text:style-name="P2">Energy</text:p>
          </draw:text-box>
        </draw:frame>
        <draw:frame draw:style-name="gr3" draw:layer="layout" svg:width="0.858cm" svg:height="0.962cm" svg:x="17.256cm" svg:y="19.589cm">
          <draw:text-box>
            <text:p text:style-name="P2">0</text:p>
          </draw:text-box>
        </draw:frame>
        <draw:frame draw:style-name="gr3" draw:layer="layout" svg:width="0.853cm" svg:height="0.962cm" svg:x="17.256cm" svg:y="18.989cm">
          <draw:text-box>
            <text:p text:style-name="P2">1</text:p>
          </draw:text-box>
        </draw:frame>
        <draw:frame draw:style-name="gr3" draw:layer="layout" svg:width="0.858cm" svg:height="0.962cm" svg:x="17.257cm" svg:y="17.789cm">
          <draw:text-box>
            <text:p text:style-name="P2">2</text:p>
          </draw:text-box>
        </draw:frame>
        <draw:frame draw:style-name="gr3" draw:layer="layout" svg:width="0.853cm" svg:height="0.962cm" svg:x="17.257cm" svg:y="15.989cm">
          <draw:text-box>
            <text:p text:style-name="P2">3</text:p>
          </draw:text-box>
        </draw:frame>
        <draw:frame draw:style-name="gr3" draw:layer="layout" svg:width="0.853cm" svg:height="0.962cm" svg:x="17.258cm" svg:y="13.589cm">
          <draw:text-box>
            <text:p text:style-name="P2">4</text:p>
          </draw:text-box>
        </draw:frame>
        <draw:frame draw:style-name="gr3" draw:layer="layout" svg:width="1.057cm" svg:height="0.962cm" svg:x="17.305cm" svg:y="12.87cm">
          <draw:text-box>
            <text:p text:style-name="P2"><text:span text:style-name="T1">J</text:span>''</text:p>
          </draw:text-box>
        </draw:frame>
        <draw:frame draw:style-name="gr3" draw:layer="layout" svg:width="0.939cm" svg:height="0.962cm" svg:x="17.106cm" svg:y="3.27cm">
          <draw:text-box>
            <text:p text:style-name="P2"><text:span text:style-name="T1">J</text:span>'</text:p>
          </draw:text-box>
        </draw:frame>
        <draw:frame draw:style-name="gr3" draw:layer="layout" svg:width="0.858cm" svg:height="0.962cm" svg:x="17.123cm" svg:y="9.822cm">
          <draw:text-box>
            <text:p text:style-name="P2">0</text:p>
          </draw:text-box>
        </draw:frame>
        <draw:frame draw:style-name="gr3" draw:layer="layout" svg:width="0.853cm" svg:height="0.962cm" svg:x="17.157cm" svg:y="9.189cm">
          <draw:text-box>
            <text:p text:style-name="P2">1</text:p>
          </draw:text-box>
        </draw:frame>
        <draw:frame draw:style-name="gr3" draw:layer="layout" svg:width="0.858cm" svg:height="0.962cm" svg:x="17.123cm" svg:y="8.022cm">
          <draw:text-box>
            <text:p text:style-name="P2">2</text:p>
          </draw:text-box>
        </draw:frame>
        <draw:frame draw:style-name="gr3" draw:layer="layout" svg:width="0.853cm" svg:height="0.962cm" svg:x="17.093cm" svg:y="6.289cm">
          <draw:text-box>
            <text:p text:style-name="P2">3</text:p>
          </draw:text-box>
        </draw:frame>
        <draw:frame draw:style-name="gr3" draw:layer="layout" svg:width="0.853cm" svg:height="0.962cm" svg:x="17.059cm" svg:y="3.889cm">
          <draw:text-box>
            <text:p text:style-name="P2">4</text:p>
          </draw:text-box>
        </draw:frame>
        <draw:frame draw:style-name="gr3" draw:layer="layout" svg:width="4.308cm" svg:height="0.962cm" svg:x="8.52cm" svg:y="22.972cm">
          <draw:text-box>
            <text:p text:style-name="P2">Spectral lin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dc:creator>Jussi Eloranta</dc:creator>
    <dc:date>2008-01-01T09:27:03</dc:date>
    <meta:editing-cycles>15</meta:editing-cycles>
    <meta:editing-duration>PT23M23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